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GB"/>
    </style:style>
    <style:style style:name="T3" style:parent-style-name="DefaultParagraphFont" style:family="text">
      <style:text-properties fo:language="en" fo:country="GB"/>
    </style:style>
    <style:style style:name="T4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<text:span text:style-name="T2">Just a test docum</text:span><text:span text:style-name="T3">en</text:span><text:span text:style-name="T4">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omain Design</meta:initial-creator>
    <dc:creator>Domain Design</dc:creator>
    <meta:creation-date>2020-02-28T15:35:00Z</meta:creation-date>
    <dc:date>2020-02-28T15:36:00Z</dc:date>
    <meta:template xlink:href="Normal.dotm" xlink:type="simple"/>
    <meta:editing-cycles>2</meta:editing-cycles>
    <meta:editing-duration>PT60S</meta:editing-duration>
    <meta:document-statistic meta:page-count="1" meta:paragraph-count="1" meta:word-count="3" meta:character-count="20" meta:row-count="1" meta:non-whitespace-character-count="18"/>
  </office:meta>
</office:document-meta>
</file>